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c440" officeooo:paragraph-rsid="0009c4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ear the console in windows : first include cstdlib then call std::system(“cls”);</text:p>
      <text:p text:style-name="P1"/>
      <text:p text:style-name="P1">check if input from std::cin&gt;&gt;var; matched the type, if(std::cin.fail(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18:53:36.060000000</meta:creation-date>
    <dc:date>2019-01-05T18:56:06.397000000</dc:date>
    <meta:editing-duration>PT2M31S</meta:editing-duration>
    <meta:editing-cycles>2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2" meta:word-count="21" meta:character-count="154" meta:non-whitespace-character-count="135"/>
  </office:meta>
</office:document-meta>
</file>